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6"/>
          <table:table-cell table:style-name="ce29" office:value-type="string" calcext:value-type="string">
            <text:p>sqrt(Var)/0.0080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4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prelearnedBF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4">
          <table:table-cell table:style-name="ce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3"/>
          <table:table-cell table:style-name="ce26"/>
          <table:table-cell table:number-columns-repeated="1005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4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24">
          <table:table-cell table:number-columns-repeated="14"/>
          <table:table-cell table:style-name="ce11"/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7:17:18.233725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20T18:55:33.665525151</dc:date>
    <dc:creator>Alexander Lelais</dc:creator>
    <meta:editing-duration>P7DT4H28M28S</meta:editing-duration>
    <meta:editing-cycles>150</meta:editing-cycles>
    <meta:generator>LibreOffice/4.2.8.2$Linux_X86_64 LibreOffice_project/420m0$Build-2</meta:generator>
    <meta:document-statistic meta:table-count="1" meta:cell-count="513" meta:object-count="0"/>
  </office:meta>
</office:document-meta>
</file>